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ackground-color="#eeeeee" fo:border="0.06pt solid #000000"/>
      <style:text-properties fo:color="#00cc00"/>
    </style:style>
    <style:style style:name="ce10" style:family="table-cell" style:parent-style-name="Default">
      <style:table-cell-properties fo:background-color="#ffcccc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  <style:style style:name="ce13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color="#0000c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6"/>
          <table:table-cell table:style-name="ce6"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6"/>
          <table:table-cell table:number-columns-repeated="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NT</text:p>
          </table:table-cell>
          <table:table-cell table:style-name="ce3" office:value-type="string" calcext:value-type="string">
            <text:p>Day</text:p>
          </table:table-cell>
          <table:table-cell table:style-name="ce12"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13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table:style-name="ce8" office:value-type="string" calcext:value-type="string">
            <text:p>null</text:p>
          </table:table-cell>
          <table:table-cell table:style-name="ce10" office:value-type="string" calcext:value-type="string">
            <text:p>Tuesday</text:p>
          </table:table-cell>
          <table:table-cell table:style-name="ce10" office:value-type="string" calcext:value-type="string">
            <text:p>LEAVE : project practice</text:p>
          </table:table-cell>
          <table:table-cell table:number-columns-repeated="9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3" calcext:value-type="date">
            <text:p>23/04/15</text:p>
          </table:table-cell>
          <table:table-cell table:style-name="ce8" office:value-type="string" calcext:value-type="string">
            <text:p>null</text:p>
          </table:table-cell>
          <table:table-cell table:style-name="ce10" office:value-type="string" calcext:value-type="string">
            <text:p>Thursday</text:p>
          </table:table-cell>
          <table:table-cell table:style-name="ce10" office:value-type="string" calcext:value-type="string">
            <text:p>LEAVE : project submition</text:p>
          </table:table-cell>
          <table:table-cell table:number-columns-repeated="9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9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table:style-name="ce8" office:value-type="string" calcext:value-type="string">
            <text:p>null</text:p>
          </table:table-cell>
          <table:table-cell table:style-name="ce10" office:value-type="string" calcext:value-type="string">
            <text:p>Tuesday</text:p>
          </table:table-cell>
          <table:table-cell table:style-name="ce10" office:value-type="string" calcext:value-type="string">
            <text:p>LEAVE : poor health</text:p>
          </table:table-cell>
          <table:table-cell table:number-columns-repeated="9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5" calcext:value-type="date">
            <text:p>05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9" calcext:value-type="date">
            <text:p>09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0" calcext:value-type="date">
            <text:p>10/06/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1" calcext:value-type="date">
            <text:p>11/06/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6" calcext:value-type="date">
            <text:p>16/06/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7" calcext:value-type="date">
            <text:p>17/06/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8" calcext:value-type="date">
            <text:p>18/06/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9" calcext:value-type="date">
            <text:p>29/06/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30" calcext:value-type="date">
            <text:p>30/06/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 table:number-rows-repeated="5">
          <table:table-cell table:style-name="Default"/>
          <table:table-cell table:number-columns-repeated="12"/>
        </table:table-row>
        <table:table-row table:style-name="ro1" table:number-rows-repeated="39">
          <table:table-cell table:style-name="Default"/>
          <table:table-cell table:style-name="ce9"/>
          <table:table-cell table:number-columns-repeated="11"/>
        </table:table-row>
        <table:table-row table:style-name="ro1">
          <table:table-cell table:style-name="Default"/>
          <table:table-cell table:style-name="ce9"/>
          <table:table-cell table:number-columns-repeated="8"/>
          <table:table-cell table:style-name="ce13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3:26:09.823272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7-01T13:26:45.598779467</dc:date>
    <meta:editing-duration>PT38M31S</meta:editing-duration>
    <meta:editing-cycles>36</meta:editing-cycles>
    <meta:generator>LibreOffice/4.2.7.2$Linux_X86_64 LibreOffice_project/420m0$Build-2</meta:generator>
    <meta:document-statistic meta:table-count="1" meta:cell-count="328" meta:object-count="0"/>
  </office:meta>
</office:document-meta>
</file>